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style:text-autospace="none"/>
      <style:text-properties style:font-name="Times New Roman CYR" fo:font-size="14pt" fo:language="ru" fo:country="RU" style:font-name-asian="Times New Roman CYR" style:font-size-asian="14pt" style:font-name-complex="Times New Roman CYR" style:font-size-complex="14pt"/>
    </style:style>
    <style:style style:name="P3"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style:style style:name="P4"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В здании была прозрачная крыша - выложенные в виде пирамиды стеклянные панел<text:span text:style-name="T1">и, слегка потускневшие от грязи.</text:span></text:p>
      <text:p text:style-name="P4">Ила много раз рассказывала об этом торговом центре - когда они сидели в душном буфете или отдыхали от неугомонных воспитанников в кабинете Аны, где тень от соседнего здания как-то необъяснимо спасала от духоты, стараясь заглушить радио-приемником крики из детской.</text:p>
      <text:p text:style-name="P4">Ила говорила практически обо всем, запретных или скучных тем для нее не существовало - она увлеченно обсуждала сплетни в институте, которые, как подчас подозревала Ана, выдумывала сама, утренние сводки новостей, точно была единственной, кто их слышал, директора, детей, новых педагогов, и к тому же сама постоянно забывала о том, что уже успела рассказать. Однако ее сумбурные впечатления о воскресных прогулках по огромному и пустынному торговому центру, <text:s/>как-то невольно запомнилось Ане. Похожее на храм здание со стеклянным небом, где никогда не бывает людно, очистители работают так усиленно, что поднимают сквозняк, а ночами, перед самым часом тишины, если спуститься на первый этаж, то можно увидеть через прозрачную крышу звезды </text:p>
      <text:p text:style-name="P4">Именно поэтому она однажды уговорила Нива сходить сюда. Торговый центр был неподалеку от Келивана, мимо которого они проезжали, когда Нив встречал Ану после работы - всего несколько кварталов пешком по вечерней, остывающей от дневного солнцепека улицы.</text:p>
      <text:p text:style-name="P4">Они долго любовались высоким сквозным потолком. Все здание было словно открыто серому невыразительному небу, по которому уже угадывалось приближение темноты. Правда, Ана не заметила ничего особенного в работе очистителей, ей даже показалось, что внутри было немного душновато - быть может, из-за огромной шумной толпы, которая, вопреки рассказам Илы, наводняла все этажи торгового центра.</text:p>
      <text:p text:style-name="P4">Они вдоволь налюбовались магазинами, похожими на выставку ненужных вещей, зашли в кафе, но не стали задерживаться до сумерек, когда становились видны обещанные звезды, чтобы вернуться домой до начала часа тишины.</text:p>
      <text:p text:style-name="P5"><text:span text:style-name="T1">Ана стояла неподалеку от входа, рядом с высокими лестницами, которые отвесными зигзагами поднимались вверх примыкая к балконам этажей. Она сняла респираторную маску и все еще держала ее в руках, точно была не уверена в том, что пришла в правильное место.</text:span></text:p>
      <text:p text:style-name="P4">Торговый центр запомнился ей совсем другим.</text:p>
      <text:p text:style-name="P5"><text:span text:style-name="T1">Без деловитой суматохи в магазинах, толкучки на лестницах все вокруг казалось заброшенным и неживым, как если бы объявили противовоздушную тревогу, которую Ана умудрилась пропустить. За </text:span><text:soft-page-break/><text:span text:style-name="T1">стеклянным потолком были лишь</text:span> темно-серы<text:span text:style-name="T1">е</text:span>, почти черны<text:span text:style-name="T1">е</text:span> туч<text:span text:style-name="T1">и</text:span>, которые уносил куда-то сильный штормовой ветер.</text:p>
      <text:p text:style-name="P5"><text:span text:style-name="T1">По радио предупреждали о том, что снова может пойти дождь и, наверное, именно поэтому в торговом центре было и правда безлюдно - прямо как в давних рассказах Илы.</text:span></text:p>
      <text:p text:style-name="P5">Ана долго стояла посреди зала, подняв голову, глядя как растворяются в воде пасмурные облака, и ей начинало казаться, что все небо над каменными сводами этого похожего на колодец здания сделано из стекла.</text:p>
      <text:p text:style-name="P5"><text:span text:style-name="T1">Наконец она стала подниматься по лестнице. Нужный ей магазины - те, в которых продавалась радио-техника - были, насколько она помнила, на одном из последних этажей.</text:span></text:p>
      <text:p text:style-name="P5">Ана проходила мимо витрин, за которыми стояли манекены в нелепых манерных позах, в вычурных одеждах, которые никто никогда не носил. </text:p>
      <text:p text:style-name="P5">Выставленные на обозрение ненужные товары пылились за стеклом. Коммутаторы из какого-то раздражающе блестящего металла, похожие на страшные механические экспонаты, по ошибке привезенные сюда из музея современных искусств, аккуратные радио-приемники в корпусах с отделкой под <text:span text:style-name="T1">невиданное </text:span>дерево, бижутерия неестественных цветов, <text:span text:style-name="T1">винный отдел со стелажами алкогольных напитков</text:span>, разной степени крепости, в бутылка<text:span text:style-name="T1">х</text:span> из темного стекла.</text:p>
      <text:p text:style-name="P5"><text:span text:style-name="T1">Ана никуда не торопилась. У нее было еще много часов до того, как начнет темнеть. Она могла бы даже задержаться здесь до самой темноты, чтобы увидеть обещанные звезды</text:span></text:p>
      <text:p text:style-name="P5">Ана нашла небольшое уютное кафе - на шестом, хотя это не имело никакого значения, этаже - и, заказав себе только напиток, присела за свободный столик. Даже в кафе, кроме нее, было лишь несколько человек - мужчина средних лет в помятой одежде, который пил, <text:span text:style-name="T1">должно быть,</text:span> <text:span text:style-name="T1">остывающий чай, </text:span>семейная пара с ребенком лет десяти, понурым и тихим, словно обиженным на что-то, молодой парень, заказавший себе обильный ужин, а может, и запоздалый обед.</text:p>
      <text:p text:style-name="P5">Люди, которые встречались Ане, были медлительны и спокойны, они неторопливо делали покупки, негромко разговаривали друг с другом, заказывали напитки в кафе. </text:p>
      <text:p text:style-name="P5">Все было слишком обычно, и оттого казалось Ане таким нереальным.<text:span text:style-name="T1"> Ветер за стеклом гнал по небу пасмурные облака. Ана запрокинула голову назад - как утром, в поезде, когда боялась, что у нее снова может пойти носом кровь - и закрыла глаза, но почему-то сразу же почувствовала неприятное обморочное головокружение и склонилась над столом, массируя пальцами виски.</text:span></text:p>
      <text:p text:style-name="P5"><text:soft-page-break/>Мужчина в мятой одежде <text:span text:style-name="T1">допил</text:span> последним жадным глотком свой <text:span text:style-name="T1">чай</text:span> и заказал еще чашку. Ана подумала, что он будет <text:span text:style-name="T1">сидеть здесь</text:span>, пока не <text:span text:style-name="T1">наступят сумерки</text:span>.</text:p>
      <text:p text:style-name="P5"><text:span text:style-name="T1">В кафе появились новые посетители - Ана уже не присматривалась. Молодая пара с недовольным ребенком ушла, и за их столик сели другие. Послышался чей-то невыразительный голос, затем потолочные динамики разразились бодрым объявлением, которое, скорее, могло быть отпугнуть, чем привлечь в магазины людей.</text:span></text:p>
      <text:p text:style-name="P5"><text:span text:style-name="T1">Ане вдруг вспомнилось, что она была здесь вместе с Нивом вскоре после очередного посещения врача, который, вопреки всем заветам медицинской вежливости, развел руками в ответ на ее жалобы об ухудшающемся самочувствии и даже сказал, что - Ана не запомнила точных слов, - несмотря на постоянные работы в данном направлении и бесспорные прогресс последних лет, они по-прежнему могут лишь продлить... но, увы, никак не вылечить, а все эти препараты, которые Ана каждое утро колит себе в вену, лишь временное и, увы, пока еще недостаточно эффективное средство.</text:span></text:p>
      <text:p text:style-name="P5"><text:span text:style-name="T1">Ана поморщилась и стала чаще дышать. </text:span></text:p>
      <text:p text:style-name="P5"><text:span text:style-name="T1">Через динамики у потолка начала играть шумная музыка, Ана вздрогнула и случайно опрокинула свой стакан. Стакан упал на пол, расплескав остатки напитка, но не разбился. Ана наклонилась, чтобы поднять его, взглянув на соседние столы, но никто даже не обратил на нее внимания.</text:span></text:p>
      <text:p text:style-name="P5"><text:span text:style-name="T1">Однако с тех пор прошло уже много времени, но она все еще дышит сама, пусть и через респираторную маску, ходит каждый день на работу, пьет макаранду в кафе. Д</text:span>аже у нее <text:span text:style-name="T1">и </text:span>осталось совсем немного времени, как говорят врачи, <text:span text:style-name="T1">которые повторяли это и десять лет назад</text:span>. <text:span text:style-name="T1">Даже если и так. </text:span>Все это время принадлежит ей. К тому же врачи постоянно ошибаются. Они просто не могут знать.</text:p>
      <text:p text:style-name="P5"><text:span text:style-name="T1">Музыка резко оборвалась, и все динамики замолки, точно кто-то по ошибке поставил неправильную запись. Теперь </text:span>не слышно было даже навязчивых объявлений, <text:span text:style-name="T1">на какие-то мгновения вокруг воцарилась тишина, но потом Ана вновь услышала разговоры за спиной, скрип стула, позвякивание посуды.</text:span></text:p>
      <text:p text:style-name="P5">Люди проходили мимо Аны, спускались по лестницам вниз - с таким видом, словно они просто устали от бесцельных блужданий по торговому центру, сделали все покупки и теперь возвращаются домой.</text:p>
      <text:p text:style-name="P5"><text:span text:style-name="T1">В</text:span>се они исчезали как тени. Ане казалось, что торговый центр <text:span text:style-name="T1">совсем </text:span>пустеет, что скоро она останется здесь совсем одна.</text:p>
      <text:p text:style-name="P5">Ана подумала - а дождется ли она <text:span text:style-name="T1">и правда </text:span>того часа, когда тучи растаят в синем свете вечерних огней, небо станет ослепительно черным, <text:soft-page-break/>каким не бывает никогда, и она действительно сможет увидеть звезды, спустившись на первый этаж.</text:p>
      <text:p text:style-name="P3">Ана неосознанно поднесла стакан к губам, но тот был пуст, весь напиток разлился. Мужчина в мятой одежде тем временем заказывал третью чашку.</text:p>
      <text:p text:style-name="P3">Ана встала из-за столика, аккуратно отодвинув стул, стараясь не шуметь, чтобы на нее по-прежнему никто не обращал внимания, и вышла из кафе. На секунду ей показалось, что небо над головой стало совсем темным, как в сумерки.</text:p>
      <text:p text:style-name="P3">Ана спутилась на этаж ниже, где было множество магазинчиком, странные хромированные механизмы, манекены в вызывающих платьях, которых забыли переодеть после отшумевшего праздника.</text:p>
      <text:p text:style-name="P3">Ана шла по торговому ряду. Ароматы, радио-приборы, украшения, даже экраны для вычислительных машин. </text:p>
      <text:p text:style-name="P3">Резкие бесцеремонные запахи били ей в нос. Сотни смешавшихся ароматов, почему-то отдающих кровью, легкий привкус шара, таявший в воздухе, знакомое зловоние лекарств.</text:p>
      <text:p text:style-name="P3">Громкая связь по-прежнему не работало. Динамики тускло поскрипывали, силясь выдохнуть какое-то объявление, которое оборачивалось лишь шумом помех.</text:p>
      <text:p text:style-name="P3">Ана остановилась у витрины с массивным отделанным под металл радио-приемником - несколько непонятных регуляторов разного размера, широкий экран с тонким графиком частот, огромный динамик, - <text:s/>который так никто и не купил.</text:p>
      <text:p text:style-name="P3">Ана зашла в магазин. </text:p>
      <text:p text:style-name="P3">Она просто обычная покупательница. У нее легкое раздражение кожи на лице. </text:p>
      <text:p text:style-name="P3">Но продавец был занят разговором с другим посетителем и даже не смотрел на Ану. </text:p>
      <text:p text:style-name="P3">Ана встала у прилавка, ожидая своей очереди. Круглые часы на стене показывали приближение вечера.</text:p>
      <text:p text:style-name="P3">Мужчина, говоривший с продавцом, ушел, недовольный, видимо, так и не добившийся желаемого, и Ана неуверенно подошла к прилавку.</text:p>
      <text:p text:style-name="P5">- Извините... - начала <text:span text:style-name="T1">она</text:span>.</text:p>
      <text:p text:style-name="P5">- Да? - Продавец поднял на нее глаза.</text:p>
      <text:p text:style-name="P5"><text:span text:style-name="T1">- </text:span>Извините, но я давно... - Ана повернулась, указывая рукой на витрину. - Я хотела вас спросить, а <text:span text:style-name="T1">сколько стоит этот приемник</text:span>? <text:span text:style-name="T1">Тот, который</text:span>...</text:p>
      <text:p text:style-name="P5">- О! - оживился продавец.</text:p>
      <text:p text:style-name="P5">Это был среднего роста мужчина со слегка опухшим лицом. Он торопливо вышел из-за прилавка и направился к витрине.</text:p>
      <text:p text:style-name="P5"><text:soft-page-break/>- Это совершенно особенная модель, - продолжил он. - Думаю, что не ошибусь, если даже скажу, что уникальная.</text:p>
      <text:p text:style-name="P5">Мужчина покачивал вытянутой ладонью, словно касаясь чего-то невидимого перед собой, но витрину не открывал.</text:p>
      <text:p text:style-name="P5">- Она сделана в точном соответствии с... <text:span text:style-name="T1">профессиональными моделям, - сказал он. - Ну знаете...</text:span> <text:span text:style-name="T1">те, которые используют... </text:span>Лишь немного меньше в размерах. <text:span text:style-name="T1">Принимает значительно больше частот, и сигнал всегда очень четкий.</text:span></text:p>
      <text:p text:style-name="P5"><text:span text:style-name="T1">- У меня как раз последнее время очень плохо работает радио, - сказала Ана. - А сколько он...</text:span></text:p>
      <text:p text:style-name="P5"><text:span text:style-name="T1">- С этим приемником вообще не будет никаких проблем. В этом отношении это лучше, что я мог бы вам предложить. Кстати, у</text:span> нас, - мужчина резко качнул рукой, как бы отбрасывая что-то в сторону, - осталось всего лишь два... а может быть, даже и один... Надо проверить.</text:p>
      <text:p text:style-name="P5">Он заспешил к прилавку.</text:p>
      <text:p text:style-name="P5">Ана думала, спросить ли его снова, <text:span text:style-name="T1">сколько стоит этот приемник</text:span>. Мужчина так и не удосужился ей объяснить.</text:p>
      <text:p text:style-name="P5">- Два! - сказал он, сверившись с записями. - Но, думаю, они недолго здесь задержатся.</text:p>
      <text:p text:style-name="P5">- <text:span text:style-name="T1">И сколько</text:span>... - начала Ана.</text:p>
      <text:p text:style-name="P3">- Более того! - перебил ее мужчина, неуклюже протискиваясь в узкий проем между прилавками. - Он будет служить практически вечно. С ним ничего не может произойти! А если даже и прозойдет, то производитель гарантирует вам бесплатный ремонт в течение...</text:p>
      <text:p text:style-name="P3">Ана молчала, подумав вдруг о том, как понесет приемник домой.</text:p>
      <text:p text:style-name="P5">- Ну что? Ну как? - Мужчина выжидающе уставился на Ану.</text:p>
      <text:p text:style-name="P5">- Я не знаю. Мне надо... - сказала Ана.</text:p>
      <text:p text:style-name="P3">- Уверен, - мужчина вновь взмахнул рукой, рассекая воздух ребром ладони, - уверен, что вам хочется посмотреть на него поближе. Так ведь? - Он улыбнулся и шутливо пригрозил Ане пальцем. - Я ведь вижу...</text:p>
      <text:p text:style-name="P5">- Да, пожалуй, - сказала Ана.</text:p>
      <text:p text:style-name="P3">- Сейчас... - Продавец стал хлопать себя по карманам, слишком демонстративно, чтобы что-то и вправду искать. - Я, видимо, оставил там ключи. Секундочку! - сказал он громче и вернулся к прилавку.</text:p>
      <text:p text:style-name="P3">Продавец быстро вернулся и, вытащив приемник с витрины, поставил его на прилавок.</text:p>
      <text:p text:style-name="P3">- А мы сможем его подключить? - спросила Ана.</text:p>
      <text:p text:style-name="P3">- Конечно! - Мужчина вытащил покачал торчащим из приемника проводом и согнулся под прилавком. - Тут у нас радио-сеть...</text:p>
      <text:p text:style-name="P3">Длинный экран с пометками частот засветился, и радио знакомо зашипело.</text:p>
      <text:p text:style-name="P3"><text:soft-page-break/>- Так, сейчас... - проговорил продавец.</text:p>
      <text:p text:style-name="P3">Он покрутил ручку регулятора частоты, помехи пропали, и заиграла чистая медлительная музыка - так естественно и ярко, словно играли где-то неподалеку.</text:p>
      <text:p text:style-name="P3">- И сколько он стоит? - спросила Ана.</text:p>
      <text:p text:style-name="P3">Приемник оказался даже тяжелее, чем думала Ана, и ей приходилось несколько раз останавливаться по пути к станции, чтобы отдохнуть и взять коробку другой рукой.</text:p>
      <text:p text:style-name="P3">Добравшись, наконец, до Келивана, она уже задыхалась от усталости. Фильтры в респираторной маске словно бы совсем не пропускали воздух, по лицу ее стекал пот.</text:p>
      <text:p text:style-name="P3">В поезде Ана так и не нашла свободное место - был вечер, все возвращались с работы, - а на Самкаре она некоторое время стояла на перроне, глядя на прибывающие поезда, думая попросить кого-нибудь помочь ей донести премник до дома, но так и не решилась.</text:p>
      <text:p text:style-name="P3">Когда Ана с многочисленными остановками донесла приемник до дома, то уже начинало смеркаться, и она чувствовала себя так, словно не спала несколько дней подряд.</text:p>
      <text:p text:style-name="P3">Дышать без респираторной маски было легче, но Ана все равно сделал себе укол и заменила в маске дыхательные фильтры, побоявшись, что забудет сделать это утром, и опять весь день будет дышать запахом собственной крови, и только после этого стала распаковывать приемник.</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36H34M36S</meta:editing-duration>
    <meta:editing-cycles>361</meta:editing-cycles>
    <meta:generator>OpenOffice.org/3.1$Win32 OpenOffice.org_project/310m11$Build-9399</meta:generator>
    <dc:date>2010-02-09T03:58:36.04</dc:date>
    <dc:creator>Василий Воронков</dc:creator>
    <meta:document-statistic meta:table-count="0" meta:image-count="0" meta:object-count="0" meta:page-count="6" meta:paragraph-count="74" meta:word-count="1928" meta:character-count="12595"/>
    <meta:user-defined meta:name="Info 1"/>
    <meta:user-defined meta:name="Info 2"/>
    <meta:user-defined meta:name="Info 3"/>
    <meta:user-defined meta:name="Info 4"/>
  </office:meta>
</office:document-meta>
</file>